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Kubernetes in action 笔记</text:title></text:p>
      <text:p text:style-name="OrgTitle"/>
      <text:p text:style-name="OrgSubtitle"><text:initial-creator>张晔</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48538e">Kubernetes in action</text:a></text:p>
          <text:p text:style-name="Contents_20_2"><text:a xlink:type="simple" xlink:href="#orgc0963b4">Introducing Kubernetes</text:a></text:p>
          <text:p text:style-name="Contents_20_3"><text:a xlink:type="simple" xlink:href="#org3cafff8">微服务拆分</text:a></text:p>
          <text:p text:style-name="Contents_20_3"><text:a xlink:type="simple" xlink:href="#org0f008a7">容器与 VM 的比较：</text:a></text:p>
          <text:p text:style-name="Contents_20_3"><text:a xlink:type="simple" xlink:href="#org89dd25a">容器隔离的机制</text:a></text:p>
          <text:p text:style-name="Contents_20_3"><text:a xlink:type="simple" xlink:href="#orgd42a1a4">容器写机制</text:a></text:p>
          <text:p text:style-name="Contents_20_3"><text:a xlink:type="simple" xlink:href="#org26ae58b">Kubernetes 架构</text:a></text:p>
          <text:p text:style-name="Contents_20_2"><text:a xlink:type="simple" xlink:href="#org4c362c8">first steps</text:a></text:p>
          <text:p text:style-name="Contents_20_2"><text:a xlink:type="simple" xlink:href="#orgc331c20">pods</text:a></text:p>
          <text:p text:style-name="Contents_20_3"><text:a xlink:type="simple" xlink:href="#org909ba9d">introduction</text:a></text:p>
          <text:p text:style-name="Contents_20_3"><text:a xlink:type="simple" xlink:href="#orgb225cc0">pod 定义</text:a></text:p>
          <text:p text:style-name="Contents_20_3"><text:a xlink:type="simple" xlink:href="#org2d7ab79">labels</text:a></text:p>
          <text:p text:style-name="Contents_20_3"><text:a xlink:type="simple" xlink:href="#org0d1f5c0">使用 label 选择一组 pod</text:a></text:p>
          <text:p text:style-name="Contents_20_3"><text:a xlink:type="simple" xlink:href="#org8a81912">namespace</text:a></text:p>
          <text:p text:style-name="Contents_20_3"><text:a xlink:type="simple" xlink:href="#org50879bc">删除 pod</text:a></text:p>
          <text:p text:style-name="Contents_20_2"><text:a xlink:type="simple" xlink:href="#org26a40f8">controllers</text:a></text:p>
          <text:p text:style-name="Contents_20_3"><text:a xlink:type="simple" xlink:href="#org9600978">保持 pod 健康</text:a></text:p>
          <text:p text:style-name="Contents_20_3"><text:a xlink:type="simple" xlink:href="#orgee626af">ReplicationController</text:a></text:p>
          <text:p text:style-name="Contents_20_3"><text:a xlink:type="simple" xlink:href="#org1aeefbf">ReplicationSet</text:a></text:p>
          <text:p text:style-name="Contents_20_3"><text:a xlink:type="simple" xlink:href="#org017291f">DaemonSet</text:a></text:p>
          <text:p text:style-name="Contents_20_3"><text:a xlink:type="simple" xlink:href="#orgdeb54e7">Job</text:a></text:p>
          <text:p text:style-name="Contents_20_3"><text:a xlink:type="simple" xlink:href="#org61163eb">CronJob</text:a></text:p>
          <text:p text:style-name="Contents_20_2"><text:a xlink:type="simple" xlink:href="#orgfa89c71">service</text:a></text:p>
          <text:p text:style-name="Contents_20_3"><text:a xlink:type="simple" xlink:href="#orgba0c2e2">简介</text:a></text:p>
          <text:p text:style-name="Contents_20_3"><text:a xlink:type="simple" xlink:href="#org92e199c">创建 service</text:a></text:p>
          <text:p text:style-name="Contents_20_3"><text:a xlink:type="simple" xlink:href="#org0afde29">让 pod 连接外部服务</text:a></text:p>
          <text:p text:style-name="Contents_20_3"><text:a xlink:type="simple" xlink:href="#orga598dfc">将 service 暴露给外部服务</text:a></text:p>
          <text:p text:style-name="Contents_20_3"><text:a xlink:type="simple" xlink:href="#org94b3afc">ingress</text:a></text:p>
          <text:p text:style-name="Contents_20_3"><text:a xlink:type="simple" xlink:href="#org56da476">保证 pod 可以接收连接</text:a></text:p>
          <text:p text:style-name="Contents_20_2"><text:a xlink:type="simple" xlink:href="#org1ca7689">volume</text:a></text:p>
          <text:p text:style-name="Contents_20_3"><text:a xlink:type="simple" xlink:href="#orgbab4807">introduction</text:a></text:p>
          <text:p text:style-name="Contents_20_3"><text:a xlink:type="simple" xlink:href="#org748c877">容器间共享数据</text:a></text:p>
          <text:p text:style-name="Contents_20_3"><text:a xlink:type="simple" xlink:href="#orgb8fb9ef">hostPath</text:a></text:p>
          <text:p text:style-name="Contents_20_3"><text:a xlink:type="simple" xlink:href="#org5390519">存储类型解耦</text:a></text:p>
          <text:p text:style-name="Contents_20_3"><text:a xlink:type="simple" xlink:href="#orgc622fd1">6.6 跳过了，回头再看吧。</text:a></text:p>
          <text:p text:style-name="Contents_20_2"><text:a xlink:type="simple" xlink:href="#orgca9aed8">ConfigMap and secrets</text:a></text:p>
          <text:p text:style-name="Contents_20_3"><text:a xlink:type="simple" xlink:href="#org5b4421c">introduction</text:a></text:p>
          <text:p text:style-name="Contents_20_3"><text:a xlink:type="simple" xlink:href="#org90599c3">命令行参数</text:a></text:p>
          <text:p text:style-name="Contents_20_3"><text:a xlink:type="simple" xlink:href="#org6f50234">环境变量</text:a></text:p>
          <text:p text:style-name="Contents_20_3"><text:a xlink:type="simple" xlink:href="#orge8d92fe">ConfigMap</text:a></text:p>
          <text:p text:style-name="Contents_20_3"><text:a xlink:type="simple" xlink:href="#org9cecbac">secret</text:a></text:p>
          <text:p text:style-name="Contents_20_2"><text:a xlink:type="simple" xlink:href="#org5784844">metadata</text:a></text:p>
          <text:p text:style-name="Contents_20_3"><text:a xlink:type="simple" xlink:href="#org4a780c2">Downward Api</text:a></text:p>
          <text:p text:style-name="Contents_20_3"><text:a xlink:type="simple" xlink:href="#org86ee212">从 API server 中获取 metadata</text:a></text:p>
          <text:p text:style-name="Contents_20_2"><text:a xlink:type="simple" xlink:href="#org872cf7f">deployment</text:a></text:p>
          <text:p text:style-name="Contents_20_3"><text:a xlink:type="simple" xlink:href="#org36a520a">问题：如何升级 pod</text:a></text:p>
          <text:p text:style-name="Contents_20_3"><text:a xlink:type="simple" xlink:href="#org85b9a0b">用 RC 自动滚动升级</text:a></text:p>
          <text:p text:style-name="Contents_20_3"><text:a xlink:type="simple" xlink:href="#orga17ac0a">声明式升级： Deployment</text:a></text:p>
          <text:p text:style-name="Contents_20_2"><text:a xlink:type="simple" xlink:href="#org76ecd1f">StatefulSet</text:a></text:p>
          <text:p text:style-name="Contents_20_3"><text:a xlink:type="simple" xlink:href="#orgaf97f81">考虑用 rs 加 Persistent Volume 做 stateful app</text:a></text:p>
          <text:p text:style-name="Contents_20_3"><text:a xlink:type="simple" xlink:href="#orgce4b639">StatefulSet</text:a></text:p>
          <text:p text:style-name="Contents_20_3"><text:a xlink:type="simple" xlink:href="#org35f390f">创建 SS</text:a></text:p>
          <text:p text:style-name="Contents_20_2"><text:a xlink:type="simple" xlink:href="#orge013053">内部实现</text:a></text:p>
          <text:p text:style-name="Contents_20_3"><text:a xlink:type="simple" xlink:href="#orgbc674d7">架构</text:a></text:p>
          <text:p text:style-name="Contents_20_3"><text:a xlink:type="simple" xlink:href="#org2178a2e">展现一个流程：部署一个 Deployment</text:a></text:p>
          <text:p text:style-name="Contents_20_3"><text:a xlink:type="simple" xlink:href="#org73bc18d">what a pod is?</text:a></text:p>
          <text:p text:style-name="Contents_20_3"><text:a xlink:type="simple" xlink:href="#org689fab8">网络</text:a></text:p>
          <text:p text:style-name="Contents_20_3"><text:a xlink:type="simple" xlink:href="#orgc6f4706">service 实现</text:a></text:p>
          <text:p text:style-name="Contents_20_3"><text:a xlink:type="simple" xlink:href="#org32956b1">高可用</text:a></text:p>
          <text:p text:style-name="Contents_20_2"><text:a xlink:type="simple" xlink:href="#org9f29c70">API server 安全</text:a></text:p>
          <text:p text:style-name="Contents_20_3"><text:a xlink:type="simple" xlink:href="#org27f6900">authentication</text:a></text:p>
          <text:p text:style-name="Contents_20_3"><text:a xlink:type="simple" xlink:href="#orga5f0366">RBAC</text:a></text:p>
          <text:p text:style-name="Contents_20_2"><text:a xlink:type="simple" xlink:href="#orgceaa889">保卫节点</text:a></text:p>
          <text:p text:style-name="Contents_20_3"><text:a xlink:type="simple" xlink:href="#org8ad3616">在 pod 中使用 node 的 namespace</text:a></text:p>
          <text:p text:style-name="Contents_20_3"><text:a xlink:type="simple" xlink:href="#orge5bbc6c">安全相关设置</text:a></text:p>
          <text:p text:style-name="Contents_20_3"><text:a xlink:type="simple" xlink:href="#orgcc08769">限制 security-related feature</text:a></text:p>
          <text:p text:style-name="Contents_20_3"><text:a xlink:type="simple" xlink:href="#org8b7a393">网络隔离</text:a></text:p>
          <text:p text:style-name="Contents_20_2"><text:a xlink:type="simple" xlink:href="#org73ea683">计算资源</text:a></text:p>
          <text:p text:style-name="Contents_20_3"><text:a xlink:type="simple" xlink:href="#org7f9f967">创建 pod 的时候带上资源请求</text:a></text:p>
          <text:p text:style-name="Contents_20_3"><text:a xlink:type="simple" xlink:href="#org657bcb6">resource limit</text:a></text:p>
          <text:p text:style-name="Contents_20_3"><text:a xlink:type="simple" xlink:href="#orgdc5be2a">QoS</text:a></text:p>
          <text:p text:style-name="Contents_20_3"><text:a xlink:type="simple" xlink:href="#org63bb288">为 namespace 下的 pod 设置默认的资源设置</text:a></text:p>
          <text:p text:style-name="Contents_20_3"><text:a xlink:type="simple" xlink:href="#org962f7ea">namespace 层级的资源限制</text:a></text:p>
          <text:p text:style-name="Contents_20_3"><text:a xlink:type="simple" xlink:href="#orgbedd146">监控资源消耗</text:a></text:p>
          <text:p text:style-name="Contents_20_2"><text:a xlink:type="simple" xlink:href="#orgca7f6d1">自动扩容</text:a></text:p>
        </text:index-body>
      </text:table-of-content>
      <text:h text:style-name="Heading_20_1_unnumbered" text:outline-level="1" text:is-list-header="true">
<text:bookmark-start text:name="OrgXref.org248538e"/>
<text:bookmark text:name="org248538e"/><text:a xlink:type="simple" xlink:href="https://www.goodreads.com/book/show/34013922-kubernetes-in-action">Kubernetes in action</text:a>
<text:bookmark-end text:name="OrgXref.org248538e"/></text:h>
      <text:h text:style-name="Heading_20_2_unnumbered" text:outline-level="2" text:is-list-header="true">
<text:bookmark-start text:name="OrgXref.orgc0963b4"/>
<text:bookmark text:name="orgc0963b4"/>Introducing Kubernetes
<text:bookmark-end text:name="OrgXref.orgc0963b4"/></text:h>
      <text:h text:style-name="Heading_20_3_unnumbered" text:outline-level="3" text:is-list-header="true">
<text:bookmark-start text:name="OrgXref.org3cafff8"/>
<text:bookmark text:name="org3cafff8"/>微服务拆分
<text:bookmark-end text:name="OrgXref.org3cafff8"/></text:h>
      <text:p text:style-name="Text_20_body">其实没啥好说的，其实就是微服务拆分那一套。
</text:p>
      <text:h text:style-name="Heading_20_3_unnumbered" text:outline-level="3" text:is-list-header="true">
<text:bookmark-start text:name="OrgXref.org0f008a7"/>
<text:bookmark text:name="org0f008a7"/>容器与 VM 的比较：
<text:bookmark-end text:name="OrgXref.org0f008a7"/></text:h>
      <text:p text:style-name="Text_20_body">VM 需要跑一整套系统进程，容器只有自己的进程。
</text:p>
      <text:p text:style-name="Quotations">Applications running inside those VMs perform system calls to the guest OS’ ker- nel in the VM, and the kernel then performs x86 instructions on the host’s physical CPU through the hypervisor.
</text:p>
      <text:p text:style-name="Quotations">Containers, on the other hand, all perform system calls on the exact same kernel run- ning in the host OS. This single kernel is the only one performing x86 instructions on the host’s CPU.
</text:p>
      <text:h text:style-name="Heading_20_3_unnumbered" text:outline-level="3" text:is-list-header="true">
<text:bookmark-start text:name="OrgXref.org89dd25a"/>
<text:bookmark text:name="org89dd25a"/>容器隔离的机制
<text:bookmark-end text:name="OrgXref.org89dd25a"/></text:h>
      <text:list text:style-name="OrgNumberedList" text:continue-numbering="false">
        <text:list-item>
          <text:p text:style-name="Text_20_body">Linux Namespace
</text:p>
        </text:list-item>
        <text:list-item>
          <text:p text:style-name="Text_20_body">Linux Cgroup
</text:p>
        </text:list-item>
      </text:list>
      <text:h text:style-name="Heading_20_3_unnumbered" text:outline-level="3" text:is-list-header="true">
<text:bookmark-start text:name="OrgXref.orgd42a1a4"/>
<text:bookmark text:name="orgd42a1a4"/>容器写机制
<text:bookmark-end text:name="OrgXref.orgd42a1a4"/></text:h>
      <text:p text:style-name="Quotations">This works because container image layers are read-only. When a container is run, a new writable layer is created on top of the layers in the image. When the process in the container writes to a file located in one of the underlying layers, a copy of the whole file is created in the top-most layer and the process writes to the copy.
</text:p>
      <text:h text:style-name="Heading_20_3_unnumbered" text:outline-level="3" text:is-list-header="true">
<text:bookmark-start text:name="OrgXref.org26ae58b"/>
<text:bookmark text:name="org26ae58b"/>Kubernetes 架构
<text:bookmark-end text:name="OrgXref.org26ae58b"/></text:h>
      <text:list text:style-name="OrgBulletedList" text:continue-numbering="false">
        <text:list-item>
          <text:p text:style-name="Text_20_body">
<text:bookmark-start text:name="OrgXref.orgcb1638c"/>
<text:bookmark text:name="orgcb1638c"/>the control plane
<text:bookmark-end text:name="OrgXref.orgcb1638c"/></text:p>
          <text:list text:style-name="OrgNumberedList" text:continue-numbering="false">
            <text:list-item>
              <text:p text:style-name="Text_20_body">the api server;
</text:p>
            </text:list-item>
            <text:list-item>
              <text:p text:style-name="Text_20_body">the scheduler: 为 app component 分配 working node;
</text:p>
            </text:list-item>
            <text:list-item>
              <text:p text:style-name="Text_20_body">the controller manager: 集群功能，比如复制 component、监控集群、处理失败节点等;
</text:p>
            </text:list-item>
            <text:list-item>
              <text:p text:style-name="Text_20_body">etcd: 存储集群配置;
</text:p>
            </text:list-item>
          </text:list>
        </text:list-item>
        <text:list-item>
          <text:p text:style-name="Text_20_body">
<text:bookmark-start text:name="OrgXref.org8a0faec"/>
<text:bookmark text:name="org8a0faec"/>(working) nodes
<text:bookmark-end text:name="OrgXref.org8a0faec"/></text:p>
          <text:list text:style-name="OrgNumberedList" text:continue-numbering="false">
            <text:list-item>
              <text:p text:style-name="Text_20_body">container runtime;
</text:p>
            </text:list-item>
            <text:list-item>
              <text:p text:style-name="Text_20_body">the kubelet: 与 API 交流并管理节点上的容器；
</text:p>
            </text:list-item>
            <text:list-item>
              <text:p text:style-name="Text_20_body">the kube-proxy: load balance;
</text:p>
            </text:list-item>
          </text:list>
        </text:list-item>
      </text:list>
      <text:h text:style-name="Heading_20_2_unnumbered" text:outline-level="2" text:is-list-header="true">
<text:bookmark-start text:name="OrgXref.org4c362c8"/>
<text:bookmark text:name="org4c362c8"/>first steps
<text:bookmark-end text:name="OrgXref.org4c362c8"/></text:h>
      <text:p text:style-name="Text_20_body">烦，为了搞 minikube 就花了一晚上。
</text:p>
      <text:h text:style-name="Heading_20_2_unnumbered" text:outline-level="2" text:is-list-header="true">
<text:bookmark-start text:name="OrgXref.orgc331c20"/>
<text:bookmark text:name="orgc331c20"/>pods
<text:bookmark-end text:name="OrgXref.orgc331c20"/></text:h>
      <text:h text:style-name="Heading_20_3_unnumbered" text:outline-level="3" text:is-list-header="true">
<text:bookmark-start text:name="OrgXref.org909ba9d"/>
<text:bookmark text:name="org909ba9d"/>introduction
<text:bookmark-end text:name="OrgXref.org909ba9d"/></text:h>
      <text:p text:style-name="Text_20_body">一个 pod 可以有多个容器，但肯定在一个节点上。
</text:p>
      <text:p text:style-name="Text_20_body">pod 中的容器会共享很多东西，因为它们在同一个 namespace 下，但是 file systems 是特殊的，需要 volume。同一个 pod 下面的容器还共享 port 空间。
</text:p>
      <text:p text:style-name="Quotations">all containers of a pod run under the same Network and UTS namespaces<text:note text:id="fn1" text:note-class="footnote"><text:note-citation>1</text:note-citation><text:note-body><text:p text:style-name="Footnote">In short, the UTS namespace is about isolating hostnames, <text:a xlink:type="simple" xlink:href="https://unix.stackexchange.com/questions/183717/whats-a-uts-namespace">FYI</text:a>
</text:p></text:note-body></text:note>
</text:p>
      <text:p text:style-name="Quotations">Similarly, all containers of a pod run under the same IPC namespace and can communicate through IPC.
</text:p>
      <text:p text:style-name="Text_20_body">pod 之间没有 NAT 。
</text:p>
      <text:p text:style-name="Text_20_body">从资源利用和扩展性来看，为什么我们不应该用一个大 pod 将所有容器放在一起：不利于应用资源和扩展（多个 pod 可以选择痛点扩展）。
</text:p>
      <text:h text:style-name="Heading_20_3_unnumbered" text:outline-level="3" text:is-list-header="true">
<text:bookmark-start text:name="OrgXref.orgb225cc0"/>
<text:bookmark text:name="orgb225cc0"/>pod 定义
<text:bookmark-end text:name="OrgXref.orgb225cc0"/></text:h>
      <text:list text:style-name="OrgBulletedList" text:continue-numbering="false">
        <text:list-item>
          <text:p text:style-name="Text_20_body">
<text:bookmark-start text:name="OrgXref.org2333ebe"/>
<text:bookmark text:name="org2333ebe"/>常用的 kubectl 命令
<text:bookmark-end text:name="OrgXref.org2333ebe"/></text:p>
          <text:list text:style-name="OrgNumberedList" text:continue-numbering="false">
            <text:list-item>
              <text:p text:style-name="Text_20_body"><text:span text:style-name="OrgCode">kubectl create -f</text:span> 读取 yaml 创建 pod
</text:p>
            </text:list-item>
            <text:list-item>
              <text:p text:style-name="Text_20_body"><text:span text:style-name="OrgCode">kubectl get po [podname] -o [output-format]</text:span> 获取 pod 完整定义
</text:p>
            </text:list-item>
            <text:list-item>
              <text:p text:style-name="Text_20_body"><text:span text:style-name="OrgCode">kubectl get pods</text:span> 查看状态
</text:p>
            </text:list-item>
            <text:list-item>
              <text:p text:style-name="Text_20_body"><text:span text:style-name="OrgCode">kubectl logs [podname] -c [container-name]</text:span> 查看 pod 日志, 还可以指定具体容器
</text:p>
            </text:list-item>
            <text:list-item>
              <text:p text:style-name="Text_20_body"><text:span text:style-name="OrgCode">kubectl port-forward [podname] host-port:pod-port</text:span> 将本地 host-port 流量转发到 pod 中的 pod-port
</text:p>
            </text:list-item>
          </text:list>
        </text:list-item>
      </text:list>
      <text:h text:style-name="Heading_20_3_unnumbered" text:outline-level="3" text:is-list-header="true">
<text:bookmark-start text:name="OrgXref.org2d7ab79"/>
<text:bookmark text:name="org2d7ab79"/>labels
<text:bookmark-end text:name="OrgXref.org2d7ab79"/></text:h>
      <text:list text:style-name="OrgNumberedList" text:continue-numbering="false">
        <text:list-item>
          <text:p text:style-name="Text_20_body"><text:span text:style-name="OrgCode">kubectl label po [podname] [label-name]=[label-value] --overwrite</text:span>: 修改已有 pod 的 label (已有的 label 需要 overwrite 参数)
</text:p>
        </text:list-item>
      </text:list>
      <text:h text:style-name="Heading_20_3_unnumbered" text:outline-level="3" text:is-list-header="true">
<text:bookmark-start text:name="OrgXref.org0d1f5c0"/>
<text:bookmark text:name="org0d1f5c0"/>使用 label 选择一组 pod
<text:bookmark-end text:name="OrgXref.org0d1f5c0"/></text:h>
      <text:p text:style-name="Text_20_body">label 可以选择已有的 pod，也可以让干涉 schedule 过程，让 pod 部署到符合 label 描述的 node 上（在 spec 中通过 nodeSelector 选择对应的 node）
</text:p>
      <text:h text:style-name="Heading_20_3_unnumbered" text:outline-level="3" text:is-list-header="true">
<text:bookmark-start text:name="OrgXref.org8a81912"/>
<text:bookmark text:name="org8a81912"/>namespace
<text:bookmark-end text:name="OrgXref.org8a81912"/></text:h>
      <text:p text:style-name="Text_20_body">namespace 并不提供隔离性。其实让 pod 就是对其他 namespace 不可见。
</text:p>
      <text:h text:style-name="Heading_20_3_unnumbered" text:outline-level="3" text:is-list-header="true">
<text:bookmark-start text:name="OrgXref.org50879bc"/>
<text:bookmark text:name="org50879bc"/>删除 pod
<text:bookmark-end text:name="OrgXref.org50879bc"/></text:h>
      <text:p text:style-name="Text_20_body">先发送 SIGTERM 超时再发送 SIGKILL——先礼后兵。也可以根据 label 选择要删除的 pod，也可以一次把 namespace 和 pod 都删除掉。
</text:p>
      <text:h text:style-name="Heading_20_2_unnumbered" text:outline-level="2" text:is-list-header="true">
<text:bookmark-start text:name="OrgXref.org26a40f8"/>
<text:bookmark text:name="org26a40f8"/>controllers
<text:bookmark-end text:name="OrgXref.org26a40f8"/></text:h>
      <text:h text:style-name="Heading_20_3_unnumbered" text:outline-level="3" text:is-list-header="true">
<text:bookmark-start text:name="OrgXref.org9600978"/>
<text:bookmark text:name="org9600978"/>保持 pod 健康
<text:bookmark-end text:name="OrgXref.org9600978"/></text:h>
      <text:list text:style-name="OrgBulletedList" text:continue-numbering="false">
        <text:list-item>
          <text:p text:style-name="Text_20_body">
<text:bookmark-start text:name="OrgXref.org9db6d68"/>
<text:bookmark text:name="org9db6d68"/>liveness probe
<text:bookmark-end text:name="OrgXref.org9db6d68"/></text:p>
          <text:list text:style-name="OrgNumberedList" text:continue-numbering="false">
            <text:list-item>
              <text:p text:style-name="Text_20_body">http get probe
</text:p>
            </text:list-item>
            <text:list-item>
              <text:p text:style-name="Text_20_body">tcp socket probe: 只要能建立 tcp 连接就认为存活
</text:p>
            </text:list-item>
            <text:list-item>
              <text:p text:style-name="Text_20_body">exec probe: 容器内运行一条命令，如果返回状态码是0，认为存活
</text:p>
            </text:list-item>
          </text:list>
          <text:p text:style-name="Text_20_body">k8s 中退出的状态码是 128+x (x 是退出的信号，比如 137=128+9，表示被 SIGTERM 干掉了)， 另外注意定义 probe 时要加 init delay。
</text:p>
          <text:p text:style-name="Text_20_body">liveness probe 可以确保容器本身健康，但是如果节点本身崩溃了，就只能靠 ReplicationController 等机制了。
</text:p>
        </text:list-item>
      </text:list>
      <text:h text:style-name="Heading_20_3_unnumbered" text:outline-level="3" text:is-list-header="true">
<text:bookmark-start text:name="OrgXref.orgee626af"/>
<text:bookmark text:name="orgee626af"/>ReplicationController
<text:bookmark-end text:name="OrgXref.orgee626af"/></text:h>
      <text:p text:style-name="Text_20_body">ReplicationController 确保某「种」 pod 保持一定数量。
</text:p>
      <text:p text:style-name="Text_20_body">ReplicationController 三部分：
</text:p>
      <text:list text:style-name="OrgNumberedList" text:continue-numbering="false">
        <text:list-item>
          <text:p text:style-name="Text_20_body">label selector: 对已有的 pod 没有影响
</text:p>
        </text:list-item>
        <text:list-item>
          <text:p text:style-name="Text_20_body">replica count
</text:p>
        </text:list-item>
        <text:list-item>
          <text:p text:style-name="Text_20_body">pod template: 对已有的 pod 没有影响
</text:p>
        </text:list-item>
      </text:list>
      <text:p text:style-name="Text_20_body">所以如果改动了 label selector 和 pod template， 旧 rc 需要别的机制处理。
</text:p>
      <text:p text:style-name="Text_20_body">改变已经加入 rc 的 pod 的 label，也会改变 rc 中 pod 的数量，触发创建。
</text:p>
      <text:p text:style-name="Text_20_body">更新 pod template： 需要在更新之后，删掉旧的 podname——当然我们后面会有更好的方法。
</text:p>
      <text:h text:style-name="Heading_20_3_unnumbered" text:outline-level="3" text:is-list-header="true">
<text:bookmark-start text:name="OrgXref.org1aeefbf"/>
<text:bookmark text:name="org1aeefbf"/>ReplicationSet
<text:bookmark-end text:name="OrgXref.org1aeefbf"/></text:h>
      <text:p text:style-name="Text_20_body">更灵活的 label selector
</text:p>
      <text:p text:style-name="OrgFixedWidthBlock">apiVersion: apps/v1</text:p>
      <text:p text:style-name="OrgFixedWidthBlock">kind: ReplicaSet</text:p>
      <text:p text:style-name="OrgFixedWidthBlock">metadata:</text:p>
      <text:p text:style-name="OrgFixedWidthBlock"> <text:s text:c="1"/>name: kubia-rc</text:p>
      <text:p text:style-name="OrgFixedWidthBlock">spec:</text:p>
      <text:p text:style-name="OrgFixedWidthBlock"> <text:s text:c="1"/>replicas: 3</text:p>
      <text:p text:style-name="OrgFixedWidthBlock"> <text:s text:c="1"/>selector:</text:p>
      <text:p text:style-name="OrgFixedWidthBlock"> <text:s text:c="3"/>matchLabels:</text:p>
      <text:p text:style-name="OrgFixedWidthBlock"> <text:s text:c="5"/>app: kubia</text:p>
      <text:p text:style-name="OrgFixedWidthBlock"> <text:s text:c="1"/>template:</text:p>
      <text:p text:style-name="OrgFixedWidthBlock"> <text:s text:c="3"/>metadata:</text:p>
      <text:p text:style-name="OrgFixedWidthBlock"> <text:s text:c="5"/>labels:</text:p>
      <text:p text:style-name="OrgFixedWidthBlock"><text:tab/>app: kubia</text:p>
      <text:p text:style-name="OrgFixedWidthBlock"> <text:s text:c="3"/>spec:</text:p>
      <text:p text:style-name="OrgFixedWidthBlock"> <text:s text:c="5"/>containers:</text:p>
      <text:p text:style-name="OrgFixedWidthBlock"> <text:s text:c="5"/>- name: kubia</text:p>
      <text:p text:style-name="OrgFixedWidthBlock"><text:tab/>image: luksa/kubia</text:p>
      <text:p text:style-name="OrgFixedWidthBlock"><text:tab/>ports:</text:p>
      <text:p text:style-name="OrgFixedWidthBlockLastLine"><text:tab/>- containerPort: 8080</text:p>
      <text:p text:style-name="Text_20_body">原书中的示例有点问题，关键是 appVersion 的写法。
</text:p>
      <text:h text:style-name="Heading_20_3_unnumbered" text:outline-level="3" text:is-list-header="true">
<text:bookmark-start text:name="OrgXref.org017291f"/>
<text:bookmark text:name="org017291f"/>DaemonSet
<text:bookmark-end text:name="OrgXref.org017291f"/></text:h>
      <text:p text:style-name="Text_20_body">One pod one node.
</text:p>
      <text:p text:style-name="Text_20_body">但是可以用 nodeSelector 选择一部分 node 部署 DaemonSet.
</text:p>
      <text:p text:style-name="Text_20_body">DaemonSet 的部署是绕开了 scheduler 的。所以即使是 unschedulable 的节点也能部署 DaemonSet.
</text:p>
      <text:h text:style-name="Heading_20_3_unnumbered" text:outline-level="3" text:is-list-header="true">
<text:bookmark-start text:name="OrgXref.orgdeb54e7"/>
<text:bookmark text:name="orgdeb54e7"/>Job
<text:bookmark-end text:name="OrgXref.orgdeb54e7"/></text:h>
      <text:p text:style-name="Text_20_body">就像 lambda。跟书中描述不同， <text:span text:style-name="OrgCode">kubectl get po</text:span> 可以看到 completed job。
</text:p>
      <text:p text:style-name="Text_20_body">可以在 spec 中指定 completions: 一个 job 完成再起一个。指定 parallel: 同时起多个 job。当然可以同时指定这两种。
</text:p>
      <text:h text:style-name="Heading_20_3_unnumbered" text:outline-level="3" text:is-list-header="true">
<text:bookmark-start text:name="OrgXref.org61163eb"/>
<text:bookmark text:name="org61163eb"/>CronJob
<text:bookmark-end text:name="OrgXref.org61163eb"/></text:h>
      <text:p text:style-name="Text_20_body">定时任务，但是不一定准时，而且会有冲突，就跟 dicloud 用的那个延时队列一样。设计 job 的时候需要考虑同构和防重入。
</text:p>
      <text:h text:style-name="Heading_20_2_unnumbered" text:outline-level="2" text:is-list-header="true">
<text:bookmark-start text:name="OrgXref.orgfa89c71"/>
<text:bookmark text:name="orgfa89c71"/>service
<text:bookmark-end text:name="OrgXref.orgfa89c71"/></text:h>
      <text:h text:style-name="Heading_20_3_unnumbered" text:outline-level="3" text:is-list-header="true">
<text:bookmark-start text:name="OrgXref.orgba0c2e2"/>
<text:bookmark text:name="orgba0c2e2"/>简介
<text:bookmark-end text:name="OrgXref.orgba0c2e2"/></text:h>
      <text:p text:style-name="Quotations">A Kubernetes Service is a resource you create to make a single, constant point of entry to a group of pods providing the same service. Each service has an IP address and port that never change while the service exists. 
</text:p>
      <text:h text:style-name="Heading_20_3_unnumbered" text:outline-level="3" text:is-list-header="true">
<text:bookmark-start text:name="OrgXref.org92e199c"/>
<text:bookmark text:name="org92e199c"/>创建 service
<text:bookmark-end text:name="OrgXref.org92e199c"/></text:h>
      <text:list text:style-name="OrgBulletedList" text:continue-numbering="false">
        <text:list-item>
          <text:p text:style-name="Text_20_body">
<text:bookmark-start text:name="OrgXref.org3f93f5f"/>
<text:bookmark text:name="org3f93f5f"/>创建和测试
<text:bookmark-end text:name="OrgXref.org3f93f5f"/></text:p>
          <text:p text:style-name="Text_20_body">可以直接用 <text:span text:style-name="OrgCode">kubectl expose</text:span> 创建 service.
</text:p>
          <text:p text:style-name="Text_20_body">service 会随机选择 pod，如果希望同一个 client 的请求到同一个 pod，可以设定 sessionAffinity。
</text:p>
          <text:p text:style-name="Text_20_body">可以为 service 定义多个 port 但是这些 port 都对应同一组 pod。
</text:p>
          <text:p text:style-name="Text_20_body">测试 service 的方法： <text:span text:style-name="OrgCode">kubectl exec</text:span> 进入容器中执行远程命令。
</text:p>
        </text:list-item>
        <text:list-item>
          <text:p text:style-name="Text_20_body">
<text:bookmark-start text:name="OrgXref.orgdddc01e"/>
<text:bookmark text:name="orgdddc01e"/>服务发现
<text:bookmark-end text:name="OrgXref.orgdddc01e"/></text:p>
          <text:list text:style-name="OrgNumberedList" text:continue-numbering="false">
            <text:list-item>
              <text:p text:style-name="Text_20_body">通过环境变量(感觉后面创建的 pod 都能看见前面服务的 host 和 port 啊)
</text:p>
            </text:list-item>
            <text:list-item>
              <text:p text:style-name="Text_20_body">DNS：
</text:p>
            </text:list-item>
          </text:list>
          <text:p text:style-name="Quotations">Any DNS query performed by a process run- ning in a pod will be handled by Kubernetes’ own DNS server, which knows all the ser- vices running in your system.
</text:p>
          <text:p text:style-name="Text_20_body">进入容器的命令： <text:span text:style-name="OrgCode">kubectl exec -it [podname] bash</text:span>
</text:p>
          <text:p text:style-name="Text_20_body">值得注意的是，即使在容器里面，也是 ping 不通对应服务的 ip 的（因为是虚拟 ip）。
</text:p>
        </text:list-item>
      </text:list>
      <text:h text:style-name="Heading_20_3_unnumbered" text:outline-level="3" text:is-list-header="true">
<text:bookmark-start text:name="OrgXref.org0afde29"/>
<text:bookmark text:name="org0afde29"/>让 pod 连接外部服务
<text:bookmark-end text:name="OrgXref.org0afde29"/></text:h>
      <text:p text:style-name="Text_20_body">service 通过 endpoint 资源，连接外部和 pod。
</text:p>
      <text:h text:style-name="Heading_20_3_unnumbered" text:outline-level="3" text:is-list-header="true">
<text:bookmark-start text:name="OrgXref.orga598dfc"/>
<text:bookmark text:name="orga598dfc"/>将 service 暴露给外部服务
<text:bookmark-end text:name="OrgXref.orga598dfc"/></text:h>
      <text:list text:style-name="OrgBulletedList" text:continue-numbering="false">
        <text:list-item>
          <text:p text:style-name="Text_20_body">
<text:bookmark-start text:name="OrgXref.orgae22cf3"/>
<text:bookmark text:name="orgae22cf3"/>NodePortService
<text:bookmark-end text:name="OrgXref.orgae22cf3"/></text:p>
          <text:p text:style-name="OrgFixedWidthBlock">apiVersion: v1</text:p>
          <text:p text:style-name="OrgFixedWidthBlock">kind: Service</text:p>
          <text:p text:style-name="OrgFixedWidthBlock">metadata:</text:p>
          <text:p text:style-name="OrgFixedWidthBlock"> <text:s text:c="1"/>name: kubia-nodeport</text:p>
          <text:p text:style-name="OrgFixedWidthBlock">spec:</text:p>
          <text:p text:style-name="OrgFixedWidthBlock"> <text:s text:c="1"/>type: NodePort</text:p>
          <text:p text:style-name="OrgFixedWidthBlock"> <text:s text:c="1"/>ports:</text:p>
          <text:p text:style-name="OrgFixedWidthBlock"> <text:s text:c="1"/>- port: 10087</text:p>
          <text:p text:style-name="OrgFixedWidthBlock"> <text:s text:c="3"/>targetPort: 8080</text:p>
          <text:p text:style-name="OrgFixedWidthBlock"> <text:s text:c="3"/>nodePort: 30128</text:p>
          <text:p text:style-name="OrgFixedWidthBlock"> <text:s text:c="1"/>selector:</text:p>
          <text:p text:style-name="OrgFixedWidthBlockLastLine"> <text:s text:c="3"/>app: kubia</text:p>
          <text:p text:style-name="Text_20_body">如图的配置，可以起一个 nodeport 资源，然后我们访问这个 nodeport，它会转发请求：nodePort -&gt; port[service] -&gt; targetPort[pod]， 注意，如果你有多个 node， node1 的 nodeport 也可以将请求转发到 node2 的 pod 里面。
</text:p>
        </text:list-item>
        <text:list-item>
          <text:p text:style-name="Text_20_body">
<text:bookmark-start text:name="OrgXref.orgb7414e7"/>
<text:bookmark text:name="orgb7414e7"/>LoadBalancer
<text:bookmark-end text:name="OrgXref.orgb7414e7"/></text:p>
          <text:p text:style-name="Text_20_body">与 NodePort 不同，请求会先过 LoadBalancer .
</text:p>
          <text:p text:style-name="Quotations">A LoadBalancer-type service is a NodePort service with an additional infrastructure-provided load balancer.
</text:p>
          <text:p text:style-name="Text_20_body">注意 client ip 的问题：使用 NodePort 这信息可能就没了。
</text:p>
        </text:list-item>
      </text:list>
      <text:h text:style-name="Heading_20_3_unnumbered" text:outline-level="3" text:is-list-header="true">
<text:bookmark-start text:name="OrgXref.org94b3afc"/>
<text:bookmark text:name="org94b3afc"/>ingress
<text:bookmark-end text:name="OrgXref.org94b3afc"/></text:h>
      <text:p text:style-name="Text_20_body">一个 NodePort(LoadBalancer) 服务需要一个 ip，但是 ingress 可以一个 ip 服务多个 service。
</text:p>
      <text:p text:style-name="Text_20_body">ingress 的工作方式：外部 DNS 解析出 ip，然后从请求头的 HOST 中找到目标 HOST，映射到服务去。
</text:p>
      <text:p text:style-name="Quotations">As you can see, the Ingress controller didn’t forward the request to the service. It only used it to select a pod. Most, if not all, controllers work like this.
</text:p>
      <text:p text:style-name="Text_20_body">ingress 可以通过 host/path 处理到多个请求的服务。
</text:p>
      <text:h text:style-name="Heading_20_3_unnumbered" text:outline-level="3" text:is-list-header="true">
<text:bookmark-start text:name="OrgXref.org56da476"/>
<text:bookmark text:name="org56da476"/>保证 pod 可以接收连接
<text:bookmark-end text:name="OrgXref.org56da476"/></text:h>
      <text:p text:style-name="Text_20_body">readness prob 依然是三种，不列出来了。readness prob 失败不会重启容器，只会从 service 中移除。
</text:p>
      <text:h text:style-name="Heading_20_2_unnumbered" text:outline-level="2" text:is-list-header="true">
<text:bookmark-start text:name="OrgXref.org1ca7689"/>
<text:bookmark text:name="org1ca7689"/>volume
<text:bookmark-end text:name="OrgXref.org1ca7689"/></text:h>
      <text:h text:style-name="Heading_20_3_unnumbered" text:outline-level="3" text:is-list-header="true">
<text:bookmark-start text:name="OrgXref.orgbab4807"/>
<text:bookmark text:name="orgbab4807"/>introduction
<text:bookmark-end text:name="OrgXref.orgbab4807"/></text:h>
      <text:p text:style-name="Text_20_body">一般来说，volume 与 pod 同寿。
</text:p>
      <text:p text:style-name="Text_20_body">volume 类型：
</text:p>
      <text:list text:style-name="OrgNumberedList" text:continue-numbering="false">
        <text:list-item>
          <text:p text:style-name="Text_20_body">emptyDir
</text:p>
        </text:list-item>
        <text:list-item>
          <text:p text:style-name="Text_20_body">hostPath: 从 working node 文件系统挂载
</text:p>
        </text:list-item>
        <text:list-item>
          <text:p text:style-name="Text_20_body">gitRepo: 牛逼
</text:p>
        </text:list-item>
        <text:list-item>
          <text:p text:style-name="Text_20_body">nfs
</text:p>
        </text:list-item>
        <text:list-item>
          <text:p text:style-name="Text_20_body">gcePersistentDisk, awsElasticBlockStore and azureDisk
</text:p>
        </text:list-item>
        <text:list-item>
          <text:p text:style-name="Text_20_body">network storage (cephfs)
</text:p>
        </text:list-item>
        <text:list-item>
          <text:p text:style-name="Text_20_body">configMap 等 k8s 特别的 resource
</text:p>
        </text:list-item>
        <text:list-item>
          <text:p text:style-name="Text_20_body">persistentVolumeClaim
</text:p>
        </text:list-item>
      </text:list>
      <text:h text:style-name="Heading_20_3_unnumbered" text:outline-level="3" text:is-list-header="true">
<text:bookmark-start text:name="OrgXref.org748c877"/>
<text:bookmark text:name="org748c877"/>容器间共享数据
<text:bookmark-end text:name="OrgXref.org748c877"/></text:h>
      <text:p text:style-name="Text_20_body">注意到 gitRepo 类型的 volume 不会自动同步 git repo 的更新，只有在每次 pod 创建的时候才会拉一次。居然用不了 private repo！
</text:p>
      <text:h text:style-name="Heading_20_3_unnumbered" text:outline-level="3" text:is-list-header="true">
<text:bookmark-start text:name="OrgXref.orgb8fb9ef"/>
<text:bookmark text:name="orgb8fb9ef"/>hostPath
<text:bookmark-end text:name="OrgXref.orgb8fb9ef"/></text:h>
      <text:p text:style-name="Text_20_body">这是第一种持久性存储。但是要注意，hostPath 是针对 node 的。
</text:p>
      <text:h text:style-name="Heading_20_3_unnumbered" text:outline-level="3" text:is-list-header="true">
<text:bookmark-start text:name="OrgXref.org5390519"/>
<text:bookmark text:name="org5390519"/>存储类型解耦
<text:bookmark-end text:name="OrgXref.org5390519"/></text:h>
      <text:p text:style-name="Text_20_body">引入 PersistentVolumes 和 PersistentVolumeClaims，解耦具体的持久存储类型。
</text:p>
      <text:p text:style-name="Text_20_body">系统管理员将持久存储注册为 PersistentVolume，注册到 API server 中。用户声明 PersistentVolumeClaim, Server 分配对应的资源，用户可以将资源用作 volume. 注意 PersistentVolumeClaim 还会锁上对应的存储资源。
</text:p>
      <text:p text:style-name="Text_20_body">PV 不属于任意 namespace，是集群级的。
</text:p>
      <text:p text:style-name="Text_20_body">PersistentColumeClaim 是另外一种资源。创建了 pvc 之后，就可以在 pod 定义的 yaml 中 volumes 里面使用了。
</text:p>
      <text:h text:style-name="Heading_20_3_unnumbered" text:outline-level="3" text:is-list-header="true">
<text:bookmark-start text:name="OrgXref.orgc622fd1"/>
<text:bookmark text:name="orgc622fd1"/>6.6 跳过了，回头再看吧。
<text:bookmark-end text:name="OrgXref.orgc622fd1"/></text:h>
      <text:h text:style-name="Heading_20_2_unnumbered" text:outline-level="2" text:is-list-header="true">
<text:bookmark-start text:name="OrgXref.orgca9aed8"/>
<text:bookmark text:name="orgca9aed8"/>ConfigMap and secrets
<text:bookmark-end text:name="OrgXref.orgca9aed8"/></text:h>
      <text:h text:style-name="Heading_20_3_unnumbered" text:outline-level="3" text:is-list-header="true">
<text:bookmark-start text:name="OrgXref.org5b4421c"/>
<text:bookmark text:name="org5b4421c"/>introduction
<text:bookmark-end text:name="OrgXref.org5b4421c"/></text:h>
      <text:p text:style-name="Text_20_body">配置容器化变量的方式：环境变量 -&gt; 将配置文件打包进镜像 -&gt; gitRepo 或者其他 type 的 Volume -&gt; configMap
</text:p>
      <text:h text:style-name="Heading_20_3_unnumbered" text:outline-level="3" text:is-list-header="true">
<text:bookmark-start text:name="OrgXref.org90599c3"/>
<text:bookmark text:name="org90599c3"/>命令行参数
<text:bookmark-end text:name="OrgXref.org90599c3"/></text:h>
      <text:p text:style-name="Text_20_body">TIL Dockerfile 中 <text:span text:style-name="OrgCode">ENTRYPOINT</text:span> 定义要调用的程序。 <text:span text:style-name="OrgCode">CMD</text:span> 指定要传给 <text:span text:style-name="OrgCode">ENTRYPOINT</text:span> 的参数。
</text:p>
      <text:p text:style-name="Text_20_body">再次 TIL！原来还区分 exec mode 和 shell mode （前者用中括号将 <text:span text:style-name="OrgCode">ENTRYPOINT</text:span> 中的程序包起来）。后者在容器里面，PID 1 是 shell。
</text:p>
      <text:p text:style-name="Text_20_body">用户可以在 yaml 中， containers 下面，用 command 和 args 来覆盖镜像中的 ENTRYPOINT 和 CMD.
</text:p>
      <text:p text:style-name="Text_20_body">但这样你还是要重新 create pod 才能生效。
</text:p>
      <text:h text:style-name="Heading_20_3_unnumbered" text:outline-level="3" text:is-list-header="true">
<text:bookmark-start text:name="OrgXref.org6f50234"/>
<text:bookmark text:name="org6f50234"/>环境变量
<text:bookmark-end text:name="OrgXref.org6f50234"/></text:h>
      <text:p text:style-name="Text_20_body">在 containers 下面 env 部分用一个列表，定义环境变量即可。
</text:p>
      <text:h text:style-name="Heading_20_3_unnumbered" text:outline-level="3" text:is-list-header="true">
<text:bookmark-start text:name="OrgXref.orge8d92fe"/>
<text:bookmark text:name="orge8d92fe"/>ConfigMap
<text:bookmark-end text:name="OrgXref.orge8d92fe"/></text:h>
      <text:p text:style-name="Text_20_body">应用并不需要直接读 ConfigMap，ConfigMap 资源会以环境变量或 volume 中的文件形式存在，甚至可以直接用作命令行变量。
</text:p>
      <text:list text:style-name="OrgBulletedList" text:continue-numbering="false">
        <text:list-item>
          <text:p text:style-name="Text_20_body">
<text:bookmark-start text:name="OrgXref.orgec0560d"/>
<text:bookmark text:name="orgec0560d"/>以环境变量方式传入 ConfigMap 内容
<text:bookmark-end text:name="OrgXref.orgec0560d"/></text:p>
          <text:p text:style-name="OrgFixedWidthBlock">env:</text:p>
          <text:p text:style-name="OrgFixedWidthBlock">- name: INTERNAL</text:p>
          <text:p text:style-name="OrgFixedWidthBlock"> <text:s text:c="1"/>valueFrom:</text:p>
          <text:p text:style-name="OrgFixedWidthBlock"> <text:s text:c="3"/>configMapKeyRef:</text:p>
          <text:p text:style-name="OrgFixedWidthBlock"> <text:s text:c="5"/>name: [configMap name]</text:p>
          <text:p text:style-name="OrgFixedWidthBlockLastLine"> <text:s text:c="5"/>key: [key in configMap]</text:p>
          <text:p text:style-name="Text_20_body">如果 configMap 确实，又没有设置可选的话，我们创建 pod 会失败（但不会重建）。
</text:p>
        </text:list-item>
        <text:list-item>
          <text:p text:style-name="Text_20_body">
<text:bookmark-start text:name="OrgXref.org9f8df82"/>
<text:bookmark text:name="org9f8df82"/>以命令行参数方式传入 ConfigMap 内容
<text:bookmark-end text:name="OrgXref.org9f8df82"/></text:p>
          <text:p text:style-name="Text_20_body">也很简单，在 yaml 里面，先在 env 里面用 valueFrom 取得变量值，然后用 args 即可。
</text:p>
        </text:list-item>
        <text:list-item>
          <text:p text:style-name="Text_20_body">
<text:bookmark-start text:name="OrgXref.org42a46fa"/>
<text:bookmark text:name="org42a46fa"/>用 configMap volume 暴露配置
<text:bookmark-end text:name="OrgXref.org42a46fa"/></text:p>
          <text:p text:style-name="Text_20_body">其实也很简单，volume 选择 configMap 即可。
</text:p>
          <text:p text:style-name="Text_20_body">注意挂载点可能会把其他同名路径的文件隐藏掉（即如果你把 configMap 挂到 /etc 你原来 /etc 下面的文件就没有了）。
</text:p>
        </text:list-item>
        <text:list-item>
          <text:p text:style-name="Text_20_body">
<text:bookmark-start text:name="OrgXref.orgf73ed8e"/>
<text:bookmark text:name="orgf73ed8e"/>热更新配置
<text:bookmark-end text:name="OrgXref.orgf73ed8e"/></text:p>
          <text:p text:style-name="Text_20_body">用 volume 存储 configMap 有个好处：当 configMap 更新的时候，volume 中的内容也会随之改变。如果你的应用 watch 这些文件的话，它们可以自动重启，也可以发信号重启。这样可以避免重建 pod。
</text:p>
          <text:p text:style-name="Text_20_body">configMap 更新到 volume 是原子化的，因为 configMap volume 里面的文件其实是 symbol link. 但是只把一些文件挂进去的话，就不会更新了。
</text:p>
          <text:p text:style-name="Text_20_body">总之，注意一下：1. 你的 configMap 文件会不会更新；2. configMap 更新的时候是不同步的，时间还挺长；3. 你的应用可能不支持自动重载。
</text:p>
        </text:list-item>
      </text:list>
      <text:h text:style-name="Heading_20_3_unnumbered" text:outline-level="3" text:is-list-header="true">
<text:bookmark-start text:name="OrgXref.org9cecbac"/>
<text:bookmark text:name="org9cecbac"/>secret
<text:bookmark-end text:name="OrgXref.org9cecbac"/></text:h>
      <text:p text:style-name="Text_20_body">Kubernetes 只会把 secret 存在需要的节点的内存中。
</text:p>
      <text:p text:style-name="Text_20_body">Kubernetes 还可以用 secret 来拉私有仓库的镜像。这个时候，需要在 spec 中加上 imagePullSecrets.
</text:p>
      <text:h text:style-name="Heading_20_2_unnumbered" text:outline-level="2" text:is-list-header="true">
<text:bookmark-start text:name="OrgXref.org5784844"/>
<text:bookmark text:name="org5784844"/>metadata
<text:bookmark-end text:name="OrgXref.org5784844"/></text:h>
      <text:h text:style-name="Heading_20_3_unnumbered" text:outline-level="3" text:is-list-header="true">
<text:bookmark-start text:name="OrgXref.org4a780c2"/>
<text:bookmark text:name="org4a780c2"/>Downward Api
<text:bookmark-end text:name="OrgXref.org4a780c2"/></text:h>
      <text:p text:style-name="Text_20_body">预先知道的东西用 configMap 和 secret 即可，但是有些东西，只有在 pod 创建之后才知道（比如 IP），就得靠 downward Api 了。
</text:p>
      <text:p text:style-name="Text_20_body">可以暴露的 metadata：
</text:p>
      <text:list text:style-name="OrgNumberedList" text:continue-numbering="false">
        <text:list-item>
          <text:p text:style-name="Text_20_body">pod 名
</text:p>
        </text:list-item>
        <text:list-item>
          <text:p text:style-name="Text_20_body">pod ip
</text:p>
        </text:list-item>
        <text:list-item>
          <text:p text:style-name="Text_20_body">pod 归属的 namespace
</text:p>
        </text:list-item>
        <text:list-item>
          <text:p text:style-name="Text_20_body">node name
</text:p>
        </text:list-item>
        <text:list-item>
          <text:p text:style-name="Text_20_body">service account
</text:p>
        </text:list-item>
        <text:list-item>
          <text:p text:style-name="Text_20_body">CPU 和 memory 请求
</text:p>
        </text:list-item>
        <text:list-item>
          <text:p text:style-name="Text_20_body">CPU 和 memory 限制
</text:p>
        </text:list-item>
        <text:list-item>
          <text:p text:style-name="Text_20_body">label
</text:p>
        </text:list-item>
        <text:list-item>
          <text:p text:style-name="Text_20_body">annotation
</text:p>
        </text:list-item>
      </text:list>
      <text:p text:style-name="Text_20_body">可以用环境变量，也可以用 downwardApi volume 挂载文件。
</text:p>
      <text:p text:style-name="Text_20_body">用 downwardApi 有个好处，如果 metadata 改变了，可以随之改变。
</text:p>
      <text:p text:style-name="Text_20_body">如果要使用 container 级别的 metadata 的话，需要指定 container 名，这当然看起来像是笑话，但是你写的 yaml 是定义 pod 的，但是你的 pod 不止一个 container 啊。
</text:p>
      <text:h text:style-name="Heading_20_3_unnumbered" text:outline-level="3" text:is-list-header="true">
<text:bookmark-start text:name="OrgXref.org86ee212"/>
<text:bookmark text:name="org86ee212"/>从 API server 中获取 metadata
<text:bookmark-end text:name="OrgXref.org86ee212"/></text:h>
      <text:p text:style-name="Text_20_body">kubernetes api 都是要验证的，可以开 <text:span text:style-name="OrgCode">kubectl proxy</text:span> 本地转发。
</text:p>
      <text:p text:style-name="Text_20_body">在容器内部可以在 <text:span text:style-name="OrgCode">/var/run/secrets/kubernetes.io/serviceaccount/</text:span> 下找到 ca.crt 和 token，可以用这两玩意来验证访问 kubernetes api：
</text:p>
      <text:p text:style-name="OrgFixedWidthBlockLastLine">curl -v -H "Authorization: Bearer $TOKEN" https://kubernetes/api --cacert ca.crt</text:p>
      <text:p text:style-name="Text_20_body">注意到 DNS 知道 <text:a xlink:type="simple" xlink:href="https://kubernetes">https://kubernetes</text:a> 的情况。
</text:p>
      <text:h text:style-name="Heading_20_2_unnumbered" text:outline-level="2" text:is-list-header="true">
<text:bookmark-start text:name="OrgXref.org872cf7f"/>
<text:bookmark text:name="org872cf7f"/>deployment
<text:bookmark-end text:name="OrgXref.org872cf7f"/></text:h>
      <text:p text:style-name="Text_20_body">Deployment 是 rc 之上的资源。
</text:p>
      <text:h text:style-name="Heading_20_3_unnumbered" text:outline-level="3" text:is-list-header="true">
<text:bookmark-start text:name="OrgXref.org36a520a"/>
<text:bookmark text:name="org36a520a"/>问题：如何升级 pod
<text:bookmark-end text:name="OrgXref.org36a520a"/></text:h>
      <text:p text:style-name="Text_20_body">新旧版本不兼容、滚动升级等问题。
</text:p>
      <text:h text:style-name="Heading_20_3_unnumbered" text:outline-level="3" text:is-list-header="true">
<text:bookmark-start text:name="OrgXref.org85b9a0b"/>
<text:bookmark text:name="org85b9a0b"/>用 RC 自动滚动升级
<text:bookmark-end text:name="OrgXref.org85b9a0b"/></text:h>
      <text:p text:style-name="Text_20_body">我用 kubectl 的 rolling-update 没有自动补全。 rolling-update 的原理是先创建两个版本的 pod ，然后将旧版本的 pod scale 到0，新版本 scale 到旧版本的数量。
</text:p>
      <text:p text:style-name="Text_20_body">但是 rolling-update 确实不是什么好方法。理由如下：
</text:p>
      <text:list text:style-name="OrgNumberedList" text:continue-numbering="false">
        <text:list-item>
          <text:p text:style-name="Text_20_body">它会修改 pod 的 label
</text:p>
        </text:list-item>
        <text:list-item>
          <text:p text:style-name="Text_20_body">它其实是 kubectl 操作的，不是 kubernetes server, 万一网络断了你说死不死
</text:p>
        </text:list-item>
        <text:list-item>
          <text:p text:style-name="Text_20_body">它是命令式的，kubernetes 的哲学是你告诉它一个期望的状态，kubernetes 自己达到这个状态，但是 rolling-update 是一步一步告诉 kubernetes 要做什么
</text:p>
        </text:list-item>
      </text:list>
      <text:h text:style-name="Heading_20_3_unnumbered" text:outline-level="3" text:is-list-header="true">
<text:bookmark-start text:name="OrgXref.orga17ac0a"/>
<text:bookmark text:name="orga17ac0a"/>声明式升级： Deployment
<text:bookmark-end text:name="OrgXref.orga17ac0a"/></text:h>
      <text:p text:style-name="Text_20_body">书中关于 Deployment yaml 的写法有点过时了，现在需要 selector.
</text:p>
      <text:p text:style-name="Text_20_body"><text:span text:style-name="OrgCode">kubectl patch deployment kubia -p '{"spec": {"minReadySeconds": 10}}'</text:span> 这样不会改变已有的 pod，但是如果用 <text:span text:style-name="OrgCode">kubectl set image deployment kubia-dep nodejs=luksa/kubia:v2</text:span> 改变 image 会马上触发更新。
</text:p>
      <text:p text:style-name="Text_20_body">还提供了 roll back 功能，真是太强大了。见 <text:span text:style-name="OrgCode">kubectl rollback</text:span> 命令。
</text:p>
      <text:p text:style-name="Text_20_body"><text:span text:style-name="OrgCode">kubectl rollout undo deployment kubia --to-revision=1</text:span> 简直像 VCS 那么方便。
</text:p>
      <text:p text:style-name="Text_20_body">此外，还可以暂停/从暂停中恢复。
</text:p>
      <text:p text:style-name="Text_20_body">还有 readness probe 的运用。
</text:p>
      <text:h text:style-name="Heading_20_2_unnumbered" text:outline-level="2" text:is-list-header="true">
<text:bookmark-start text:name="OrgXref.org76ecd1f"/>
<text:bookmark text:name="org76ecd1f"/>StatefulSet
<text:bookmark-end text:name="OrgXref.org76ecd1f"/></text:h>
      <text:h text:style-name="Heading_20_3_unnumbered" text:outline-level="3" text:is-list-header="true">
<text:bookmark-start text:name="OrgXref.orgaf97f81"/>
<text:bookmark text:name="orgaf97f81"/>考虑用 rs 加 Persistent Volume 做 stateful app
<text:bookmark-end text:name="OrgXref.orgaf97f81"/></text:h>
      <text:p text:style-name="Text_20_body">但是所有 pod 用的 PV 都是一个啊。总不能一个 rs 一个 pod 一个 PV 这么费劲吧？一个 PV 多个路径对应不同的 pod 有点 tricky。
</text:p>
      <text:p text:style-name="Text_20_body">rs 只能用于无状态的原因：
</text:p>
      <text:list text:style-name="OrgNumberedList" text:continue-numbering="false">
        <text:list-item>
          <text:p text:style-name="Text_20_body">存储的问题；
</text:p>
        </text:list-item>
        <text:list-item>
          <text:p text:style-name="Text_20_body">无法感知自身；
</text:p>
        </text:list-item>
      </text:list>
      <text:h text:style-name="Heading_20_3_unnumbered" text:outline-level="3" text:is-list-header="true">
<text:bookmark-start text:name="OrgXref.orgce4b639"/>
<text:bookmark text:name="orgce4b639"/>StatefulSet
<text:bookmark-end text:name="OrgXref.orgce4b639"/></text:h>
      <text:p text:style-name="Quotations">A StatefulSet makes sure pods are rescheduled in such a way that they retain their identity and state. It also allows you to easily scale the number of pets up and down. A StatefulSet, like a ReplicaSet, has a desired replica count field that determines how many pets you want running at that time. 
</text:p>
      <text:list text:style-name="OrgBulletedList" text:continue-numbering="false">
        <text:list-item>
          <text:p text:style-name="Text_20_body">
<text:bookmark-start text:name="OrgXref.orgc9024a0"/>
<text:bookmark text:name="orgc9024a0"/>保持身份相同（名字等）
<text:bookmark-end text:name="OrgXref.orgc9024a0"/></text:p>
          <text:p text:style-name="Text_20_body">StatefulSet 的名字从0开始编号，是有意义的。每个 StatefulSet pod 都可以通过名字访问到。如果一个 StatefulSet pod 死了，kubernetes 会重起一个同名的 pod。
</text:p>
          <text:p text:style-name="Text_20_body">扩容的话，就增加编号就好，缩容会从编号最高的容器开始。一次只能删掉一个，如果有容器不健康，不允许缩容。
</text:p>
          <text:p text:style-name="Text_20_body">StatefulSet pod 有稳定的身份。
</text:p>
        </text:list-item>
        <text:list-item>
          <text:p text:style-name="Text_20_body">
<text:bookmark-start text:name="OrgXref.org47ae7c0"/>
<text:bookmark text:name="org47ae7c0"/>存储
<text:bookmark-end text:name="OrgXref.org47ae7c0"/></text:p>
          <text:p text:style-name="Text_20_body">通过 PVC 和 PV 来做存储。创建 SS 的时候，提供对应的唯一的 PersistentVolumeClaims 即可。因为存储对 SS 来说很重要，所以绑定 SS 的 PVC 必须手动删除。
</text:p>
        </text:list-item>
      </text:list>
      <text:h text:style-name="Heading_20_3_unnumbered" text:outline-level="3" text:is-list-header="true">
<text:bookmark-start text:name="OrgXref.org35f390f"/>
<text:bookmark text:name="org35f390f"/>创建 SS
<text:bookmark-end text:name="OrgXref.org35f390f"/></text:h>
      <text:p text:style-name="Text_20_body">非常复杂，还要创建 PVC 什么的，就不在这里做了。
</text:p>
      <text:list text:style-name="OrgBulletedList" text:continue-numbering="false">
        <text:list-item>
          <text:p text:style-name="Text_20_body">
<text:bookmark-start text:name="OrgXref.org4edd3a8"/>
<text:bookmark text:name="org4edd3a8"/>SRV record
<text:bookmark-end text:name="OrgXref.org4edd3a8"/></text:p>
          <text:p text:style-name="Text_20_body">如何发现 peer ？用 SRV record：
</text:p>
          <text:p text:style-name="Quotations">Kubernetes creates SRV records to point to the hostnames of the pods back- ing a headless service.
</text:p>
        </text:list-item>
      </text:list>
      <text:h text:style-name="Heading_20_2_unnumbered" text:outline-level="2" text:is-list-header="true">
<text:bookmark-start text:name="OrgXref.orge013053"/>
<text:bookmark text:name="orge013053"/>内部实现
<text:bookmark-end text:name="OrgXref.orge013053"/></text:h>
      <text:h text:style-name="Heading_20_3_unnumbered" text:outline-level="3" text:is-list-header="true">
<text:bookmark-start text:name="OrgXref.orgbc674d7"/>
<text:bookmark text:name="orgbc674d7"/>架构
<text:bookmark-end text:name="OrgXref.orgbc674d7"/></text:h>
      <text:list text:style-name="OrgNumberedList" text:continue-numbering="false">
        <text:list-item>
          <text:p text:style-name="Text_20_body">The k8s control plane
</text:p>
          <text:list text:style-name="OrgNumberedList" text:continue-numbering="true">
            <text:list-item>
              <text:p text:style-name="Text_20_body">etcd
</text:p>
            </text:list-item>
            <text:list-item>
              <text:p text:style-name="Text_20_body">The API server
</text:p>
            </text:list-item>
            <text:list-item>
              <text:p text:style-name="Text_20_body">The Scheduler
</text:p>
            </text:list-item>
            <text:list-item>
              <text:p text:style-name="Text_20_body">The Controller Manager
</text:p>
            </text:list-item>
          </text:list>
        </text:list-item>
        <text:list-item>
          <text:p text:style-name="Text_20_body">The worker  nodes
</text:p>
          <text:list text:style-name="OrgNumberedList" text:continue-numbering="true">
            <text:list-item>
              <text:p text:style-name="Text_20_body">The Kubelet
</text:p>
            </text:list-item>
            <text:list-item>
              <text:p text:style-name="Text_20_body">The k8s Service Proxy
</text:p>
            </text:list-item>
            <text:list-item>
              <text:p text:style-name="Text_20_body">The Container Runtime
</text:p>
            </text:list-item>
          </text:list>
        </text:list-item>
        <text:list-item>
          <text:p text:style-name="Text_20_body">Add-on
</text:p>
          <text:list text:style-name="OrgNumberedList" text:continue-numbering="true">
            <text:list-item>
              <text:p text:style-name="Text_20_body">The k8s DNS server
</text:p>
            </text:list-item>
            <text:list-item>
              <text:p text:style-name="Text_20_body">The Dashboard
</text:p>
            </text:list-item>
            <text:list-item>
              <text:p text:style-name="Text_20_body">An Ingress Controller
</text:p>
            </text:list-item>
            <text:list-item>
              <text:p text:style-name="Text_20_body">Heapster
</text:p>
            </text:list-item>
            <text:list-item>
              <text:p text:style-name="Text_20_body">The Container Network Interface network plugin 
</text:p>
            </text:list-item>
          </text:list>
        </text:list-item>
      </text:list>
      <text:p text:style-name="Text_20_body">*其他组件只跟 API server 通信*。
</text:p>
      <text:p text:style-name="Text_20_body">API server 和 etcd 可以多实例，但是 scheduler 和 controller 只能有一个。
</text:p>
      <text:p text:style-name="Text_20_body">Controll plane 的组件和 proxy 通常可以用 pod 来跑。kubelet 就得作为服务组件了（所以 Master 节点也会跑一个 kubelet）。
</text:p>
      <text:p text:style-name="Text_20_body">*只有 API server 直接读写 etcd*。
</text:p>
      <text:p text:style-name="Quotations">This brings a few benefits, among them a more robust optimistic locking system as well as validation; and, by abstracting away the actual storage mechanism from all the other components, it’s much simpler to replace it in the future. It’s worth emphasizing that etcd is the only place Kubernetes stores cluster state and metadata.
</text:p>
      <text:p text:style-name="Text_20_body">API server 的工作：
</text:p>
      <text:list text:style-name="OrgNumberedList" text:continue-numbering="false">
        <text:list-item>
          <text:p text:style-name="Text_20_body">认证；
</text:p>
        </text:list-item>
        <text:list-item>
          <text:p text:style-name="Text_20_body">鉴权（如果是写请求）；
</text:p>
        </text:list-item>
        <text:list-item>
          <text:p text:style-name="Text_20_body">通知资源变化（通过一个流）， 比如 <text:span text:style-name="OrgCode">kubectl get pods --watch</text:span> ；
</text:p>
        </text:list-item>
      </text:list>
      <text:p text:style-name="Text_20_body">scheduler 也不会直接创建 pod ， 它只是通知 API server，让 API server 通知 kubelet. scheduler 支持多种可定制的分配策略。
</text:p>
      <text:p text:style-name="Text_20_body">controller manager 包含各种资源的 controller，它们都会跟 server 通信，watch 资源的变化。
</text:p>
      <text:p text:style-name="Text_20_body">controller 的源代码在： <text:a xlink:type="simple" xlink:href="https://github.com/kubernetes/kubernetes/blob/master/pkg/controller">https://github.com/kubernetes/kubernetes/blob/master/pkg/controller</text:a>. 主要的结构体有两个：
</text:p>
      <text:list text:style-name="OrgNumberedList" text:continue-numbering="false">
        <text:list-item>
          <text:p text:style-name="Text_20_body">Informer： 监听资源变化
</text:p>
        </text:list-item>
        <text:list-item>
          <text:p text:style-name="Text_20_body">worker： 干活的方法
</text:p>
        </text:list-item>
      </text:list>
      <text:p text:style-name="Text_20_body">kubelet 的工作：
</text:p>
      <text:list text:style-name="OrgNumberedList" text:continue-numbering="false">
        <text:list-item>
          <text:p text:style-name="Text_20_body">注册节点，往 API server 注册一个 node resource
</text:p>
        </text:list-item>
        <text:list-item>
          <text:p text:style-name="Text_20_body">监听 pod 信息，创建 pod
</text:p>
        </text:list-item>
        <text:list-item>
          <text:p text:style-name="Text_20_body">监听容器状态， 管理容器生命周期
</text:p>
        </text:list-item>
      </text:list>
      <text:p text:style-name="Text_20_body">最强的地方在于它可以用本地 pod 配置文件跑起 static pod: 这就是 kubernetes 可以 boostrap 的原因了。
</text:p>
      <text:h text:style-name="Heading_20_3_unnumbered" text:outline-level="3" text:is-list-header="true">
<text:bookmark-start text:name="OrgXref.org2178a2e"/>
<text:bookmark text:name="org2178a2e"/>展现一个流程：部署一个 Deployment
<text:bookmark-end text:name="OrgXref.org2178a2e"/></text:h>
      <text:p text:style-name="Text_20_body">原书的 Figure 11.12 描述得很完美了。
</text:p>
      <text:h text:style-name="Heading_20_3_unnumbered" text:outline-level="3" text:is-list-header="true">
<text:bookmark-start text:name="OrgXref.org73bc18d"/>
<text:bookmark text:name="org73bc18d"/>what a pod is?
<text:bookmark-end text:name="OrgXref.org73bc18d"/></text:h>
      <text:p text:style-name="Text_20_body">就算你的 pod 只有一个 container ， 你的 pod 也不知一个 container, 至少还有一个 pause container，这个 container 跟 pod 同生共死。这个 container 用来 hold （鬼知道怎样翻译）整个 pod 的 namespace 的。
</text:p>
      <text:h text:style-name="Heading_20_3_unnumbered" text:outline-level="3" text:is-list-header="true">
<text:bookmark-start text:name="OrgXref.org689fab8"/>
<text:bookmark text:name="org689fab8"/>网络
<text:bookmark-end text:name="OrgXref.org689fab8"/></text:h>
      <text:p text:style-name="Text_20_body">kubernetes 自己并不设置网络，要么 SA 设置，要么通过 CNI 设置。每个 pod 自己感知到的 ip 和别的 pod 感知到是一样的，没有中间商（NAT）。
</text:p>
      <text:p text:style-name="Text_20_body">为了让不同节点的 pod 互通，所以需要引入 SDN。
</text:p>
      <text:h text:style-name="Heading_20_3_unnumbered" text:outline-level="3" text:is-list-header="true">
<text:bookmark-start text:name="OrgXref.orgc6f4706"/>
<text:bookmark text:name="orgc6f4706"/>service 实现
<text:bookmark-end text:name="OrgXref.orgc6f4706"/></text:h>
      <text:p text:style-name="Quotations">Everything related to Services is handled by the kube-proxy process running on each node.
</text:p>
      <text:p text:style-name="Text_20_body">kube-proxy 的原理还是挺简单的嘛。
</text:p>
      <text:h text:style-name="Heading_20_3_unnumbered" text:outline-level="3" text:is-list-header="true">
<text:bookmark-start text:name="OrgXref.org32956b1"/>
<text:bookmark text:name="org32956b1"/>高可用
<text:bookmark-end text:name="OrgXref.org32956b1"/></text:h>
      <text:p text:style-name="Text_20_body"><text:span text:style-name="Bold">Q: What if the servers running the Kubernetes Control Plane components go down?</text:span>
</text:p>
      <text:p text:style-name="Text_20_body">A: etcd 多实例集群。API server 也可以多实例。Controller 和 Scheduler 起多实例但只启用一个。
</text:p>
      <text:p text:style-name="Text_20_body"><text:span text:style-name="Bold">Q: 多个 Controller 和 Scheduler 怎么选主？</text:span>
</text:p>
      <text:p text:style-name="Text_20_body">A: 通过乐观锁创建 Endpoint 资源，谁抢到谁就是主。主会定时更新资源，keep alive，一旦失败，其他资源再尝试成为主。
</text:p>
      <text:h text:style-name="Heading_20_2_unnumbered" text:outline-level="2" text:is-list-header="true">
<text:bookmark-start text:name="OrgXref.org9f29c70"/>
<text:bookmark text:name="org9f29c70"/>API server 安全
<text:bookmark-end text:name="OrgXref.org9f29c70"/></text:h>
      <text:h text:style-name="Heading_20_3_unnumbered" text:outline-level="3" text:is-list-header="true">
<text:bookmark-start text:name="OrgXref.org27f6900"/>
<text:bookmark text:name="org27f6900"/>authentication
<text:bookmark-end text:name="OrgXref.org27f6900"/></text:h>
      <text:p text:style-name="Quotations">ServiceAccounts are nothing more than a way for an application running inside a pod to authenticate itself with the API server. 
</text:p>
      <text:p text:style-name="Text_20_body">创建 ServiceAccount 资源，并将 pod 绑定到对应 sa 上，可以限制 pod 访问资源，提高安全性。还可以为 pod 分配 image pull secret。
</text:p>
      <text:h text:style-name="Heading_20_3_unnumbered" text:outline-level="3" text:is-list-header="true">
<text:bookmark-start text:name="OrgXref.orga5f0366"/>
<text:bookmark text:name="orga5f0366"/>RBAC
<text:bookmark-end text:name="OrgXref.orga5f0366"/></text:h>
      <text:p text:style-name="Text_20_body">妈的，太像 IAM 了，不想看了。
</text:p>
      <text:list text:style-name="OrgNumberedList" text:continue-numbering="false">
        <text:list-item>
          <text:p text:style-name="Quotations">Roles and ClusterRoles, which specify which verbs can be performed on which resources.
</text:p>
        </text:list-item>
        <text:list-item>
          <text:p text:style-name="Quotations">RoleBindings and ClusterRoleBindings, which bind the above roles to specific users, groups, or ServiceAccounts.
</text:p>
        </text:list-item>
      </text:list>
      <text:p text:style-name="Quotations">The distinction between a Role and a ClusterRole, or between a RoleBinding and a ClusterRoleBinding, is that the Role and RoleBinding are namespaced resources, whereas the ClusterRole and ClusterRoleBinding are cluster-level resources (not namespaced). 
</text:p>
      <text:h text:style-name="Heading_20_2_unnumbered" text:outline-level="2" text:is-list-header="true">
<text:bookmark-start text:name="OrgXref.orgceaa889"/>
<text:bookmark text:name="orgceaa889"/>保卫节点
<text:bookmark-end text:name="OrgXref.orgceaa889"/></text:h>
      <text:h text:style-name="Heading_20_3_unnumbered" text:outline-level="3" text:is-list-header="true">
<text:bookmark-start text:name="OrgXref.org8ad3616"/>
<text:bookmark text:name="org8ad3616"/>在 pod 中使用 node 的 namespace
<text:bookmark-end text:name="OrgXref.org8ad3616"/></text:h>
      <text:p text:style-name="Text_20_body">正常情况下， pod 会在自己的 namespace 下干活，以达到隔离的目的。但是有些时候（比如 system 的 pod）会需要用到 node 的 namespace，比如说，使用 host 的网卡，可以通过 hostNetwork 选项达成。
</text:p>
      <text:p text:style-name="Text_20_body">hostPort 可以将 node 的 port 与 pod 绑定，但是注意它跟 nodePort 的区别：前者只对当前 node 以及具体的 pod 生效，后者对所有 node 生效；前者直接转发到具体的 pod，后者会随机选 pod。
</text:p>
      <text:p text:style-name="Text_20_body">同样，你还可以用 hostPID 和 hostIPC 获得 node 的 PID 和 IPC 资源。
</text:p>
      <text:h text:style-name="Heading_20_3_unnumbered" text:outline-level="3" text:is-list-header="true">
<text:bookmark-start text:name="OrgXref.orge5bbc6c"/>
<text:bookmark text:name="orge5bbc6c"/>安全相关设置
<text:bookmark-end text:name="OrgXref.orge5bbc6c"/></text:h>
      <text:p text:style-name="Text_20_body">因为你可以在容器中使用宿主机的 namespace，所以安全措施要做足。
</text:p>
      <text:p text:style-name="Text_20_body">一般来说，如果没有指定，你的 container 以 root 用户运行。可以用 runAsUser 指定具体的用户（不过得镜像配合）。也可以用 runAsNonRoot.
</text:p>
      <text:p text:style-name="Text_20_body">但是有些 pod 需要 privileged mode，比如 kube-proxy， 毕竟它要修改 node 的iptables。
</text:p>
      <text:p text:style-name="Text_20_body">竟然还可以为 pod 单独加权限，真是太细致了。
</text:p>
      <text:p text:style-name="Text_20_body">使用 runAsUser 跑需要挂 volume 的 pod 时，还要考虑不同的容器能否读到文件（毕竟用户不同了嘛）。
</text:p>
      <text:h text:style-name="Heading_20_3_unnumbered" text:outline-level="3" text:is-list-header="true">
<text:bookmark-start text:name="OrgXref.orgcc08769"/>
<text:bookmark text:name="orgcc08769"/>限制 security-related feature
<text:bookmark-end text:name="OrgXref.orgcc08769"/></text:h>
      <text:p text:style-name="Text_20_body">为了保障安全，kubernetes <text:span text:style-name="Strikethrough">挺身而出成为偶像</text:span> 提出了 PodSecurityPolicy 资源。一旦 create 了 PodSecurityPolicy 资源，每次创建 pod 都会检查是否符合规范（比如是否能用 hostIPC 等）。
</text:p>
      <text:p text:style-name="Text_20_body">因为 PodSecurityPolicy 只在创建新 pod 的时候检查，所以对它的改动，不会影响已有的 pod。
</text:p>
      <text:p text:style-name="Text_20_body">虽然 PodSecurityPolicy 是集群级别的，但是可以通过 RBAC 绑定到不同的 user 和 group。
</text:p>
      <text:h text:style-name="Heading_20_3_unnumbered" text:outline-level="3" text:is-list-header="true">
<text:bookmark-start text:name="OrgXref.org8b7a393"/>
<text:bookmark text:name="org8b7a393"/>网络隔离
<text:bookmark-end text:name="OrgXref.org8b7a393"/></text:h>
      <text:p text:style-name="Quotations">By default, pods in a given namespace can be accessed by anyone.
</text:p>
      <text:p text:style-name="Text_20_body">但是这得 CNI 插件支持。
</text:p>
      <text:p text:style-name="OrgFixedWidthBlock">apiVersion: networking.k8s.io/v1</text:p>
      <text:p text:style-name="OrgFixedWidthBlock">kind: NetworkPolicy</text:p>
      <text:p text:style-name="OrgFixedWidthBlock">metadata:</text:p>
      <text:p text:style-name="OrgFixedWidthBlock"> <text:s text:c="1"/>name: postgres-netpolicy</text:p>
      <text:p text:style-name="OrgFixedWidthBlock">spec:</text:p>
      <text:p text:style-name="OrgFixedWidthBlock"> <text:s text:c="1"/>podSelector:</text:p>
      <text:p text:style-name="OrgFixedWidthBlock"> <text:s text:c="3"/>matchLabels:</text:p>
      <text:p text:style-name="OrgFixedWidthBlock"> <text:s text:c="5"/>app: database</text:p>
      <text:p text:style-name="OrgFixedWidthBlock"> <text:s text:c="1"/>ingress:</text:p>
      <text:p text:style-name="OrgFixedWidthBlock"> <text:s text:c="1"/>- from:</text:p>
      <text:p text:style-name="OrgFixedWidthBlock"> <text:s text:c="3"/>- podSelector:</text:p>
      <text:p text:style-name="OrgFixedWidthBlock"><text:tab/>matchLabels:</text:p>
      <text:p text:style-name="OrgFixedWidthBlock"><text:tab/> <text:s text:c="1"/>app: webserver</text:p>
      <text:p text:style-name="OrgFixedWidthBlock"> <text:s text:c="3"/>ports:</text:p>
      <text:p text:style-name="OrgFixedWidthBlockLastLine"> <text:s text:c="3"/>- port: 5432</text:p>
      <text:p text:style-name="Text_20_body">示例中的 NetworkPolicy 定义了一组规则：database pod 只允许 webserver 从 5432 端口连接。
</text:p>
      <text:p text:style-name="Text_20_body">总的来说，NetworkPolicy 可以根据 podname, namespace 和 CIDR（形如 192.168.1.0/24）选择允许连接的 pod，也可以限制出入流量，真是要多方便有多麻烦。
</text:p>
      <text:h text:style-name="Heading_20_2_unnumbered" text:outline-level="2" text:is-list-header="true">
<text:bookmark-start text:name="OrgXref.org73ea683"/>
<text:bookmark text:name="org73ea683"/>计算资源
<text:bookmark-end text:name="OrgXref.org73ea683"/></text:h>
      <text:h text:style-name="Heading_20_3_unnumbered" text:outline-level="3" text:is-list-header="true">
<text:bookmark-start text:name="OrgXref.org7f9f967"/>
<text:bookmark text:name="org7f9f967"/>创建 pod 的时候带上资源请求
<text:bookmark-end text:name="OrgXref.org7f9f967"/></text:h>
      <text:p text:style-name="Text_20_body">唯一的难处在于单位，cpu 200m 表示 1/5 CPU， memory 10Mi 表示10 mebibytes.
</text:p>
      <text:p text:style-name="Text_20_body">如果不指定 CPU 资源的话，在 CPU 紧张的时候，pod 可能拿不到资源。不过注意，pod 使用的 CPU 是可以超过 request 的 CPU 的。
</text:p>
      <text:p text:style-name="Text_20_body">Scheduler 只考虑 requested 的资源，不考虑实际的资源使用量（实话）。
</text:p>
      <text:p text:style-name="Text_20_body">两种分配策略：
</text:p>
      <text:list text:style-name="OrgNumberedList" text:continue-numbering="false">
        <text:list-item>
          <text:p text:style-name="Text_20_body">LeastRequestedPriority
</text:p>
        </text:list-item>
        <text:list-item>
          <text:p text:style-name="Text_20_body">MostRequestedPriority: 方便用更少的 node
</text:p>
        </text:list-item>
      </text:list>
      <text:p text:style-name="Text_20_body">注意到 kube-system 的 pod 也会占用资源，一旦资源不够分，pod 就会进入 pending 状态，decsribe 它可以知道它分配失败了。
</text:p>
      <text:p text:style-name="Text_20_body">CPU 使用时间：按照 requested 的比例分配，但是允许跑疯占用更多的资源。
</text:p>
      <text:h text:style-name="Heading_20_3_unnumbered" text:outline-level="3" text:is-list-header="true">
<text:bookmark-start text:name="OrgXref.org657bcb6"/>
<text:bookmark text:name="org657bcb6"/>resource limit
<text:bookmark-end text:name="OrgXref.org657bcb6"/></text:h>
      <text:p text:style-name="Quotations">CPU is a compressible resource, which means the amount used by a container can be throttled without affecting the process running in the container in an adverse way. Memory is obviously different—it’s incompressible. 
</text:p>
      <text:p text:style-name="Text_20_body">CPU 超过限制了，就超了，Memory 超了的话，就 OOM kill 一发（当然会重启）。
</text:p>
      <text:p text:style-name="Text_20_body">要注意到 container 看到的是整个节点的 CPU 和 memory 数量。可以通过 downward api 下发资源限制，也可以看 cgroup 下面的 file。
</text:p>
      <text:h text:style-name="Heading_20_3_unnumbered" text:outline-level="3" text:is-list-header="true">
<text:bookmark-start text:name="OrgXref.orgdc5be2a"/>
<text:bookmark text:name="orgdc5be2a"/>QoS
<text:bookmark-end text:name="OrgXref.orgdc5be2a"/></text:h>
      <text:p text:style-name="Text_20_body">三种 QoS 类：
</text:p>
      <text:list text:style-name="OrgNumberedList" text:continue-numbering="false">
        <text:list-item>
          <text:p text:style-name="Text_20_body">BestEffort 默认，但是资源紧张的时候分配不到资源；
</text:p>
        </text:list-item>
        <text:list-item>
          <text:p text:style-name="Text_20_body">Burstable
</text:p>
        </text:list-item>
        <text:list-item>
          <text:p text:style-name="Text_20_body">Guaranteed 保证有资源，但是要明确设置 request 和 limit，而且不会过多占用资源；requested  资源跟 limited 必须相等；
</text:p>
        </text:list-item>
      </text:list>
      <text:p text:style-name="Text_20_body">擦，QoS 的组合方式真的很多啊。
</text:p>
      <text:p text:style-name="Text_20_body">正常来说，都是 BestEffort 先于 Burstable 先于 Guaranteed 的 pod 被杀，不过，难办的是所有 pod 都在同一 class。
</text:p>
      <text:p text:style-name="Text_20_body">这个时候，kubernetes 通过计算 OOM 分数，决定死活。计算公式见附录B。
</text:p>
      <text:h text:style-name="Heading_20_3_unnumbered" text:outline-level="3" text:is-list-header="true">
<text:bookmark-start text:name="OrgXref.org63bb288"/>
<text:bookmark text:name="org63bb288"/>为 namespace 下的 pod 设置默认的资源设置
<text:bookmark-end text:name="OrgXref.org63bb288"/></text:h>
      <text:p text:style-name="Text_20_body">LimitRange 资源。
</text:p>
      <text:h text:style-name="Heading_20_3_unnumbered" text:outline-level="3" text:is-list-header="true">
<text:bookmark-start text:name="OrgXref.org962f7ea"/>
<text:bookmark text:name="org962f7ea"/>namespace 层级的资源限制
<text:bookmark-end text:name="OrgXref.org962f7ea"/></text:h>
      <text:p text:style-name="Text_20_body">ResourceQuota 资源。
</text:p>
      <text:h text:style-name="Heading_20_3_unnumbered" text:outline-level="3" text:is-list-header="true">
<text:bookmark-start text:name="OrgXref.orgbedd146"/>
<text:bookmark text:name="orgbedd146"/>监控资源消耗
<text:bookmark-end text:name="OrgXref.orgbedd146"/></text:h>
      <text:p text:style-name="Text_20_body">kubelet 有 cAdvisor，Heapster 可以收集每个节点 cAdvisor 收集的数据。
</text:p>
      <text:h text:style-name="Heading_20_2_unnumbered" text:outline-level="2" text:is-list-header="true">
<text:bookmark-start text:name="OrgXref.orgca7f6d1"/>
<text:bookmark text:name="orgca7f6d1"/>自动扩容
<text:bookmark-end text:name="OrgXref.orgca7f6d1"/></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张晔</dc:creator>
    <meta:initial-creator>张晔</meta:initial-creator>
    <dc:date>2020-02-03T23:39:26</dc:date>
    <meta:creation-date>2020-02-03T23:39:26</meta:creation-date>
    <meta:generator>Emacs 26.3 (Org mode 9.2.5)</meta:generator>
    <meta:keyword/>
    <dc:subject/>
    <dc:title>Kubernetes in action 笔记</dc:title>
  </office:meta>
</office:document-meta>
</file>